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ita1" svg:font-family="inconsolita"/>
    <style:font-face style:name="Liberation Sans1" svg:font-family="'Liberation Sans'" style:font-pitch="variable"/>
    <style:font-face style:name="inconsolita" svg:font-family="inconsoli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2cm" draw:marker-start-width="0.509cm" draw:marker-end-width="0.509cm" draw:fill="solid" draw:fill-color="#cfe7f5" draw:textarea-horizontal-align="justify" draw:textarea-vertical-align="middle" draw:auto-grow-height="false" fo:min-height="12.856cm" fo:min-width="26.06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579d1c" draw:marker-start-width="0.509cm" draw:marker-end-width="0.509cm" draw:fill-color="#ccffcc" draw:textarea-horizontal-align="justify" draw:textarea-vertical-align="middle" draw:auto-grow-height="false" fo:min-height="2.188cm" fo:min-width="14.638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579d1c" draw:marker-start-width="0.509cm" draw:marker-end-width="0.509cm" draw:fill-color="#ccffcc" draw:textarea-horizontal-align="justify" draw:textarea-vertical-align="middle" draw:auto-grow-height="false" fo:min-height="2.188cm" fo:min-width="3.20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579d1c" draw:marker-start-width="0.509cm" draw:marker-end-width="0.509cm" draw:fill-color="#ccffcc" draw:textarea-horizontal-align="justify" draw:textarea-vertical-align="middle" draw:auto-grow-height="false" fo:min-height="2.188cm" fo:min-width="12.09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ffcc"/>
      <style:paragraph-properties fo:text-align="center"/>
      <style:text-properties style:font-name="inconsolita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inconsolita1"/>
    </style:style>
    <style:style style:name="T1" style:family="text">
      <style:text-properties style:font-name="inconsoli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13.208cm" svg:x="12.43cm" svg:y="9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5.24cm" svg:height="2.54cm" svg:x="12.44cm" svg:y="2.27cm">
          <text:p text:style-name="P2"><text:span text:style-name="T1">Création du platea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5.24cm" svg:height="2.54cm" svg:x="12.43cm" svg:y="23.85cm">
          <text:p text:style-name="P2"><text:span text:style-name="T1">Fin de la parti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05cm" svg:y1="17.4cm" svg:x2="20.05cm" svg:y2="23.85cm" draw:start-shape="id1" draw:end-shape="id2" draw:end-glue-point="0" svg:d="M20050 17400v6450" svg:viewBox="0 0 1 6451">
          <text:p/>
        </draw:connector>
        <draw:custom-shape draw:style-name="gr4" draw:text-style-name="P3" xml:id="id1" draw:id="id1" draw:layer="layout" svg:width="7.62cm" svg:height="5.08cm" svg:x="16.24cm" svg:y="12.32cm">
          <text:p text:style-name="P2"><text:span text:style-name="T1">Partie fini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0.06cm" svg:y1="8.61cm" svg:x2="20.05cm" svg:y2="12.32cm" draw:start-shape="id3" draw:start-glue-point="2" draw:end-shape="id1" draw:end-glue-point="4" svg:d="M20060 8610v1855h-10v1855" svg:viewBox="0 0 11 3711">
          <text:p/>
        </draw:connector>
        <draw:custom-shape draw:style-name="gr5" draw:text-style-name="P3" xml:id="id4" draw:id="id4" draw:layer="layout" svg:width="12.7cm" svg:height="2.54cm" svg:x="23.86cm" svg:y="17.041cm">
          <text:p text:style-name="P2"><text:span text:style-name="T1">Déplacements et comba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86cm" svg:y1="14.86cm" svg:x2="30.21cm" svg:y2="17.041cm" draw:start-shape="id1" draw:start-glue-point="7" draw:end-shape="id4" draw:end-glue-point="0" svg:d="M23860 14860h6350v2181" svg:viewBox="0 0 6351 2182">
          <text:p/>
        </draw:connector>
        <draw:frame draw:style-name="gr6" draw:text-style-name="P5" draw:layer="layout" svg:width="2.54cm" svg:height="1.143cm" svg:x="17.51cm" svg:y="17.53cm">
          <draw:text-box>
            <text:p text:style-name="P2"><text:span text:style-name="T1">oui</text:span></text:p>
          </draw:text-box>
        </draw:frame>
        <draw:frame draw:style-name="gr6" draw:text-style-name="P5" draw:layer="layout" svg:width="2.54cm" svg:height="1.143cm" svg:x="23.89cm" svg:y="15.02cm">
          <draw:text-box>
            <text:p text:style-name="P2"><text:span text:style-name="T1">non</text:span></text:p>
          </draw:text-box>
        </draw:frame>
        <draw:connector draw:style-name="gr3" draw:text-style-name="P4" draw:layer="layout" draw:line-skew="0.748cm 22.141cm -1.381cm" svg:x1="30.21cm" svg:y1="19.581cm" svg:x2="20.05cm" svg:y2="12.32cm" draw:start-shape="id4" draw:start-glue-point="2" draw:end-shape="id1" draw:end-glue-point="4" svg:d="M30210 19581v1299h7620v-10492h-17780v1932" svg:viewBox="0 0 17781 10493">
          <text:p/>
        </draw:connector>
        <draw:custom-shape draw:style-name="gr2" draw:text-style-name="P3" xml:id="id3" draw:id="id3" draw:layer="layout" svg:width="15.24cm" svg:height="2.54cm" svg:x="12.44cm" svg:y="6.07cm">
          <text:p text:style-name="P2"><text:span text:style-name="T1">Création des flott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06cm" svg:y1="4.81cm" svg:x2="20.06cm" svg:y2="6.07cm" draw:start-shape="id5" draw:start-glue-point="2" draw:end-shape="id3" draw:end-glue-point="0" svg:d="M20060 4810v1260" svg:viewBox="0 0 1 1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ita1" svg:font-family="inconsolita"/>
    <style:font-face style:name="Liberation Sans1" svg:font-family="'Liberation Sans'" style:font-pitch="variable"/>
    <style:font-face style:name="inconsolita" svg:font-family="inconsoli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1:37:15.377798923</meta:creation-date>
    <meta:generator>LibreOffice/5.2.5.1$Linux_X86_64 LibreOffice_project/20$Build-1</meta:generator>
    <dc:date>2017-02-01T21:27:07.010343104</dc:date>
    <meta:editing-duration>PT2H26M32S</meta:editing-duration>
    <meta:editing-cycles>19</meta:editing-cycles>
    <meta:document-statistic meta:object-count="13"/>
  </office:meta>
</office:document-meta>
</file>